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son</text:p>
          </table:table-cell>
          <table:table-cell office:value-type="float" office:value="1">
            <text:p>1</text:p>
          </table:table-cell>
          <table:table-cell office:value-type="string">
            <text:p>someone spilled oil and I want to have a smoke...</text:p>
          </table:table-cell>
          <table:table-cell office:value-type="string">
            <text:p>jemand hat Öl verschüttet, und ich möchte eine Rauchen...</text:p>
          </table:table-cell>
          <table:table-cell office:value-type="string">
            <text:p>Fire Hazard</text:p>
          </table:table-cell>
          <table:table-cell office:value-type="string">
            <text:p>Feuer Gefahr</text:p>
          </table:table-cell>
          <table:table-cell office:value-type="string">
            <text:p>Flood Danger</text:p>
          </table:table-cell>
          <table:table-cell office:value-type="string">
            <text:p>Hochwasser Gefahr</text:p>
          </table:table-cell>
          <table:table-cell office:value-type="string">
            <text:p>Earthquake indicator</text:p>
          </table:table-cell>
          <table:table-cell office:value-type="string">
            <text:p>Anzeichen für Erdbebe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son</text:p>
          </table:table-cell>
          <table:table-cell office:value-type="float" office:value="2">
            <text:p>2</text:p>
          </table:table-cell>
          <table:table-cell office:value-type="string">
            <text:p>something earthquake</text:p>
          </table:table-cell>
          <table:table-cell office:value-type="string">
            <text:p>etwas Erdbeben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Earthquake</text:p>
          </table:table-cell>
          <table:table-cell office:value-type="string">
            <text:p>Erdbeben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 office:value-type="float" office:value="3">
            <text:p>3</text:p>
          </table:table-cell>
          <table:table-cell office:value-type="string">
            <text:p>something flood</text:p>
          </table:table-cell>
          <table:table-cell office:value-type="string">
            <text:p>etwas hochwasser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Flood</text:p>
          </table:table-cell>
          <table:table-cell office:value-type="string">
            <text:p>Hochwass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22.06.2018</text:date>, <text:time>12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39S</meta:editing-duration>
    <meta:editing-cycles>15</meta:editing-cycles>
    <meta:generator>OpenOffice/4.1.3$Win32 OpenOffice.org_project/413m1$Build-9783</meta:generator>
    <dc:date>2018-06-22T12:12:44.97</dc:date>
    <dc:creator>Felix </dc:creator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